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2.487cm"/>
    </style:style>
    <style:style style:name="Table3.B" style:family="table-column">
      <style:table-column-properties style:column-width="3.179cm"/>
    </style:style>
    <style:style style:name="Table3.C" style:family="table-column">
      <style:table-column-properties style:column-width="2.835cm"/>
    </style:style>
    <style:style style:name="Table3.D" style:family="table-column">
      <style:table-column-properties style:column-width="2.833cm"/>
    </style:style>
    <style:style style:name="Table3.E" style:family="table-column">
      <style:table-column-properties style:column-width="3.06cm"/>
    </style:style>
    <style:style style:name="Table3.F" style:family="table-column">
      <style:table-column-properties style:column-width="3.201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acae" officeooo:paragraph-rsid="000aacae"/>
    </style:style>
    <style:style style:name="P2" style:family="paragraph" style:parent-style-name="Standard">
      <style:text-properties officeooo:rsid="000c7a1d" officeooo:paragraph-rsid="000c7a1d"/>
    </style:style>
    <style:style style:name="P3" style:family="paragraph" style:parent-style-name="Standard">
      <style:paragraph-properties>
        <style:tab-stops>
          <style:tab-stop style:position="1.376cm"/>
        </style:tab-stops>
      </style:paragraph-properties>
      <style:text-properties officeooo:rsid="000c7a1d" officeooo:paragraph-rsid="000c7a1d"/>
    </style:style>
    <style:style style:name="P4" style:family="paragraph" style:parent-style-name="Standard">
      <style:text-properties officeooo:paragraph-rsid="000c7a1d"/>
    </style:style>
    <style:style style:name="P5" style:family="paragraph" style:parent-style-name="Standard">
      <style:text-properties officeooo:paragraph-rsid="000d759e"/>
    </style:style>
    <style:style style:name="P6" style:family="paragraph" style:parent-style-name="Standard">
      <style:text-properties officeooo:rsid="000ee212" officeooo:paragraph-rsid="000ee212"/>
    </style:style>
    <style:style style:name="P7" style:family="paragraph" style:parent-style-name="Standard">
      <style:text-properties officeooo:rsid="000f7a8b" officeooo:paragraph-rsid="000f7a8b"/>
    </style:style>
    <style:style style:name="P8" style:family="paragraph" style:parent-style-name="Standard">
      <style:text-properties officeooo:rsid="001197c8" officeooo:paragraph-rsid="001197c8"/>
    </style:style>
    <style:style style:name="P9" style:family="paragraph" style:parent-style-name="Standard">
      <style:text-properties officeooo:paragraph-rsid="001197c8"/>
    </style:style>
    <style:style style:name="P10" style:family="paragraph" style:parent-style-name="Standard">
      <style:text-properties officeooo:rsid="0012f3ee" officeooo:paragraph-rsid="0012f3ee"/>
    </style:style>
    <style:style style:name="P11" style:family="paragraph" style:parent-style-name="Standard">
      <style:text-properties officeooo:rsid="00161a8a" officeooo:paragraph-rsid="00161a8a"/>
    </style:style>
    <style:style style:name="P12" style:family="paragraph" style:parent-style-name="Standard">
      <style:text-properties officeooo:rsid="00161a8a" officeooo:paragraph-rsid="0018cc31"/>
    </style:style>
    <style:style style:name="P13" style:family="paragraph" style:parent-style-name="Standard">
      <style:text-properties officeooo:rsid="0018cc31" officeooo:paragraph-rsid="0018cc31"/>
    </style:style>
    <style:style style:name="P14" style:family="paragraph" style:parent-style-name="Standard">
      <style:text-properties officeooo:rsid="001b56ce" officeooo:paragraph-rsid="001b56ce"/>
    </style:style>
    <style:style style:name="P15" style:family="paragraph" style:parent-style-name="Preformatted_20_Text">
      <style:text-properties officeooo:paragraph-rsid="001b56ce"/>
    </style:style>
    <style:style style:name="P16" style:family="paragraph" style:parent-style-name="Preformatted_20_Text">
      <style:paragraph-properties fo:margin-top="0cm" fo:margin-bottom="0.499cm" loext:contextual-spacing="false"/>
    </style:style>
    <style:style style:name="P17" style:family="paragraph" style:parent-style-name="Table_20_Contents">
      <style:text-properties officeooo:rsid="00161a8a" officeooo:paragraph-rsid="00161a8a"/>
    </style:style>
    <style:style style:name="P18" style:family="paragraph" style:parent-style-name="Table_20_Contents">
      <style:text-properties officeooo:rsid="00161a8a" officeooo:paragraph-rsid="0018cc31"/>
    </style:style>
    <style:style style:name="P19" style:family="paragraph" style:parent-style-name="Table_20_Contents">
      <style:text-properties officeooo:rsid="00161a8a" officeooo:paragraph-rsid="001b56ce"/>
    </style:style>
    <style:style style:name="P20" style:family="paragraph" style:parent-style-name="Table_20_Contents">
      <style:text-properties officeooo:rsid="00176008" officeooo:paragraph-rsid="00176008"/>
    </style:style>
    <style:style style:name="P21" style:family="paragraph" style:parent-style-name="Table_20_Contents">
      <style:text-properties officeooo:rsid="00176008" officeooo:paragraph-rsid="0018cc31"/>
    </style:style>
    <style:style style:name="P22" style:family="paragraph" style:parent-style-name="Table_20_Contents">
      <style:text-properties officeooo:rsid="00176008" officeooo:paragraph-rsid="001b56ce"/>
    </style:style>
    <style:style style:name="P23" style:family="paragraph" style:parent-style-name="Table_20_Contents">
      <style:text-properties officeooo:paragraph-rsid="0018cc31"/>
    </style:style>
    <style:style style:name="P24" style:family="paragraph" style:parent-style-name="Table_20_Contents">
      <style:text-properties officeooo:rsid="0018cc31" officeooo:paragraph-rsid="0018cc31"/>
    </style:style>
    <style:style style:name="P25" style:family="paragraph" style:parent-style-name="Table_20_Contents">
      <style:text-properties officeooo:rsid="0018cc31" officeooo:paragraph-rsid="001b56ce"/>
    </style:style>
    <style:style style:name="P26" style:family="paragraph" style:parent-style-name="Table_20_Contents">
      <style:text-properties officeooo:rsid="0019e4b7" officeooo:paragraph-rsid="0019e4b7"/>
    </style:style>
    <style:style style:name="P27" style:family="paragraph" style:parent-style-name="Table_20_Contents">
      <style:text-properties officeooo:rsid="0019e4b7" officeooo:paragraph-rsid="001b56ce"/>
    </style:style>
    <style:style style:name="P28" style:family="paragraph" style:parent-style-name="Table_20_Contents">
      <style:text-properties officeooo:rsid="001b56ce" officeooo:paragraph-rsid="001b56ce"/>
    </style:style>
    <style:style style:name="P29" style:family="paragraph" style:parent-style-name="Table_20_Contents">
      <style:text-properties officeooo:paragraph-rsid="001b56ce"/>
    </style:style>
    <style:style style:name="P30" style:family="paragraph" style:parent-style-name="Table_20_Contents">
      <style:text-properties officeooo:rsid="001bcdec" officeooo:paragraph-rsid="001bcdec"/>
    </style:style>
    <style:style style:name="P31" style:family="paragraph" style:parent-style-name="Table_20_Contents">
      <style:text-properties officeooo:rsid="001bcdec" officeooo:paragraph-rsid="001d3d0c"/>
    </style:style>
    <style:style style:name="P32" style:family="paragraph" style:parent-style-name="Table_20_Contents">
      <style:text-properties officeooo:rsid="001d3d0c" officeooo:paragraph-rsid="001d3d0c"/>
    </style:style>
    <style:style style:name="P33" style:family="paragraph" style:parent-style-name="Table_20_Contents">
      <style:text-properties officeooo:rsid="001eefac" officeooo:paragraph-rsid="001eefac"/>
    </style:style>
    <style:style style:name="T1" style:family="text">
      <style:text-properties officeooo:rsid="000c7a1d"/>
    </style:style>
    <style:style style:name="T2" style:family="text">
      <style:text-properties officeooo:rsid="000d719e"/>
    </style:style>
    <style:style style:name="T3" style:family="text">
      <style:text-properties officeooo:rsid="000d759e"/>
    </style:style>
    <style:style style:name="T4" style:family="text">
      <style:text-properties officeooo:rsid="00144aae"/>
    </style:style>
    <style:style style:name="T5" style:family="text">
      <style:text-properties officeooo:rsid="0018cc31"/>
    </style:style>
    <style:style style:name="T6" style:family="text">
      <style:text-properties officeooo:rsid="0019e4b7"/>
    </style:style>
    <style:style style:name="T7" style:family="text">
      <style:text-properties officeooo:rsid="001bcdec"/>
    </style:style>
    <style:style style:name="T8" style:family="text">
      <style:text-properties officeooo:rsid="001d3d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 COL334 Computer networks</text:p>
      <text:p text:style-name="P1"/>
      <text:p text:style-name="P2">1. Network analysis</text:p>
      <text:p text:style-name="P2"/>
      <text:p text:style-name="P2">a. </text:p>
      <text:p text:style-name="P2">WIFI</text:p>
      <text:p text:style-name="P4"><text:span text:style-name="T1"><text:tab/>Using the noraml traceroute commmand all packets were getting blocked for many websites. Upon searching the internet, I found this post, </text:span><text:a xlink:type="simple" xlink:href="https://serverfault.com/questions/153018/traceroute-does-not-work-output-is-but-network-is-fine/665759" text:style-name="Internet_20_link" text:visited-style-name="Visited_20_Internet_20_Link"><text:span text:style-name="T1">https://serverfault.com/questions/153018/traceroute-does-not-work-output-is-but-network-is-fine/665759</text:span></text:a><text:span text:style-name="T1">, suggesting that by default, traceroute uses UDP ports which might be blocked by some firewalls. It suggested to use the -I option which then would use ICMP (</text:span>Internet Control Message Protocol<text:span text:style-name="T1">). Less packet blocks were seen then.</text:span></text:p>
      <text:p text:style-name="P4"/>
      <text:p text:style-name="P2">For IIT Delhi website, still some packets were being dropped. So i tried amazon.in, <text:span text:style-name="T2">flipkart.in and</text:span> flipkart.<text:span text:style-name="T2">com</text:span></text:p>
      <text:p text:style-name="P2"/>
      <text:p text:style-name="P2">Traceroute for Amazon.in</text:p>
      <text:p text:style-name="P2"/>
      <text:p text:style-name="P2">traceroute to www.amazon.in (23.34.253.211), 30 hops max, 60 byte packets</text:p>
      <text:p text:style-name="P2"><text:s/>1 <text:s/>192.168.1.1 (192.168.1.1) <text:s/>2.175 ms <text:s/>2.152 ms <text:s/>2.147 ms</text:p>
      <text:p text:style-name="P2"><text:s/>2 <text:s/>117.221.192.1 (117.221.192.1) <text:s/>3.306 ms <text:s/>3.301 ms <text:s/>3.297 ms</text:p>
      <text:p text:style-name="P2"><text:s/>3 <text:s/>218.248.175.97 (218.248.175.97) <text:s/>3.454 ms <text:s/>3.450 ms <text:s/>3.446 ms</text:p>
      <text:p text:style-name="P2"><text:s/>4 <text:s/>218.248.59.254 (218.248.59.254) <text:s/>4.728 ms <text:s/>4.724 ms <text:s/>4.719 ms</text:p>
      <text:p text:style-name="P2"><text:s/>5 <text:s/>a23-212-5-1.deploy.static.akamaitechnologies.com (23.212.5.1) <text:s/>13.602 ms <text:s/>13.974 ms <text:s/>14.296 ms</text:p>
      <text:p text:style-name="P2"><text:s/>6 <text:s/>a23-34-253-211.deploy.static.akamaitechnologies.com (23.34.253.211) <text:s/>11.457 ms <text:s/>13.307 ms <text:s/>10.876 ms</text:p>
      <text:p text:style-name="P2"/>
      <text:p text:style-name="P2">traceroute to www.flipkart.in (184.168.131.241), 30 hops max, 60 byte packets</text:p>
      <text:p text:style-name="P2"><text:s/>1 <text:s/>192.168.1.1 (192.168.1.1) <text:s/>2.662 ms <text:s/>2.616 ms <text:s/>2.603 ms</text:p>
      <text:p text:style-name="P2"><text:s/>2 <text:s/>117.221.192.1 (117.221.192.1) <text:s/>3.933 ms <text:s/>3.924 ms <text:s/>3.915 ms</text:p>
      <text:p text:style-name="P2"><text:s/>3 <text:s/>218.248.175.97 (218.248.175.97) <text:s/>3.903 ms <text:s/>3.893 ms <text:s/>3.883 ms</text:p>
      <text:p text:style-name="P2"><text:s/>4 <text:s/>218.248.175.102 (218.248.175.102) <text:s/>4.182 ms <text:s/>4.173 ms <text:s/>5.921 ms</text:p>
      <text:p text:style-name="P2"><text:s/>5 <text:s/>117.216.207.202 (117.216.207.202) <text:s/>11.797 ms <text:s/>11.788 ms <text:s/>11.779 ms</text:p>
      <text:p text:style-name="P2"><text:s/>6 <text:s/>* 117.216.207.203 (117.216.207.203) <text:s/>12.092 ms <text:s/>9.647 ms</text:p>
      <text:p text:style-name="P2"><text:s/>7 <text:s/>115.110.78.173 (115.110.78.173) <text:s/>43.476 ms <text:s/>33.087 ms <text:s/>33.020 ms</text:p>
      <text:p text:style-name="P2"><text:s/>8 <text:s/>* * *</text:p>
      <text:p text:style-name="P2"><text:s/>9 <text:s/>ix-ae-0-100.tcore1.mlv-mumbai.as6453.net (180.87.38.5) <text:s/>35.343 ms <text:s/>35.331 ms <text:s/>35.320 ms</text:p>
      <text:p text:style-name="P2">10 <text:s/>if-ae-2-2.tcore2.mlv-mumbai.as6453.net (180.87.38.2) <text:s/>225.717 ms <text:s/>225.707 ms <text:s/>225.696 ms</text:p>
      <text:p text:style-name="P2">11 <text:s/>* * *</text:p>
      <text:p text:style-name="P2">12 <text:s/>if-ae-17-2.tcore1.ldn-london.as6453.net (80.231.130.130) <text:s/>202.052 ms <text:s/>202.047 ms <text:s/>192.718 ms</text:p>
      <text:p text:style-name="P2">13 <text:s/>* * *</text:p>
      <text:p text:style-name="P2">14 <text:s/>* * *</text:p>
      <text:p text:style-name="P2">15 <text:s/>ae6.ibrmb1205-02.phx3.bb.godaddy.com (4.28.83.74) <text:s/>306.770 ms <text:s/>306.757 ms <text:s/>306.744 ms</text:p>
      <text:p text:style-name="P2">16 <text:s/>* * *</text:p>
      <text:p text:style-name="P2">17 <text:s/>148.72.32.11 (148.72.32.11) <text:s/>299.600 ms <text:s/>299.680 ms <text:s/>299.656 ms</text:p>
      <text:p text:style-name="P2">18 <text:s/>ip-184-168-0-117.ip.secureserver.net (184.168.0.117) <text:s/>292.853 ms <text:s/>307.150 ms <text:s/>300.424 ms</text:p>
      <text:p text:style-name="P2">19 <text:s/>ip-184-168-1-134.ip.secureserver.net (184.168.1.134) <text:s/>300.338 ms <text:s/>300.320 ms <text:s/>307.571 ms</text:p>
      <text:p text:style-name="P2">20 <text:s/>184.168.131.241 (184.168.131.241) <text:s/>307.496 ms <text:s/>307.479 ms <text:s/>307.467 ms</text:p>
      <text:p text:style-name="P2">21 <text:s/>ip-184-168-131-241.ip.secureserver.net (184.168.131.241) <text:s/>306.466 ms <text:s/>306.411 ms <text:s/>306.398 ms</text:p>
      <text:p text:style-name="P2"/>
      <text:p text:style-name="P2"/>
      <text:p text:style-name="P2"><text:soft-page-break/>traceroute to www.flipkart.com (163.53.78.110), 30 hops max, 60 byte packets</text:p>
      <text:p text:style-name="P2"><text:s/>1 <text:s/>192.168.1.1 (192.168.1.1) <text:s/>2.555 ms <text:s/>2.473 ms <text:s/>2.458 ms</text:p>
      <text:p text:style-name="P2"><text:s/>2 <text:s/>117.221.192.1 (117.221.192.1) <text:s/>3.230 ms <text:s/>3.761 ms <text:s/>3.750 ms</text:p>
      <text:p text:style-name="P2"><text:s/>3 <text:s/>218.248.175.97 (218.248.175.97) <text:s/>3.735 ms <text:s/>3.725 ms <text:s/>3.714 ms</text:p>
      <text:p text:style-name="P2"><text:s/>4 <text:s/>218.248.175.106 (218.248.175.106) <text:s/>4.385 ms <text:s/>4.465 ms <text:s/>4.300 ms</text:p>
      <text:p text:style-name="P2"><text:s/>5 <text:s/>117.216.207.202 (117.216.207.202) <text:s/>9.820 ms <text:s/>9.808 ms <text:s/>9.796 ms</text:p>
      <text:p text:style-name="P2"><text:s/>6 <text:s/>117.216.207.203 (117.216.207.203) <text:s/>9.782 ms <text:s/>11.223 ms <text:s/>8.801 ms</text:p>
      <text:p text:style-name="P2"><text:s/>7 <text:s/>* * *</text:p>
      <text:p text:style-name="P2"><text:s/>8 <text:s/>* * *</text:p>
      <text:p text:style-name="P2"><text:s/>9 <text:s/>* * *</text:p>
      <text:p text:style-name="P2">10 <text:s/>* * *</text:p>
      <text:p text:style-name="P2">11 <text:s/>* * *</text:p>
      <text:p text:style-name="P2">12 <text:s/>163.53.78.110 (163.53.78.110) <text:s/>52.544 ms <text:s/>52.540 ms <text:s/>52.042 ms</text:p>
      <text:p text:style-name="P2"/>
      <text:p text:style-name="P7">Ethernet:</text:p>
      <text:p text:style-name="P7">traceroute to www.amazon.in (54.192.153.49), 30 hops max, 60 byte packets</text:p>
      <text:p text:style-name="P7"><text:s/>1 <text:s/>192.168.1.1 (192.168.1.1) <text:s/>1.192 ms <text:s/>1.166 ms <text:s/>1.364 ms</text:p>
      <text:p text:style-name="P7"><text:s/>2 <text:s/>117.221.192.1 (117.221.192.1) <text:s/>1.380 ms <text:s/>1.396 ms <text:s/>1.433 ms</text:p>
      <text:p text:style-name="P7"><text:s/>3 <text:s/>218.248.175.97 (218.248.175.97) <text:s/>1.466 ms <text:s/>1.498 ms <text:s/>1.529 ms</text:p>
      <text:p text:style-name="P7"><text:s/>4 <text:s/>218.248.175.102 (218.248.175.102) <text:s/>2.212 ms <text:s/>2.168 ms <text:s/>1.709 ms</text:p>
      <text:p text:style-name="P7"><text:s/>5 <text:s/>117.216.207.202 (117.216.207.202) <text:s/>5.907 ms <text:s/>5.900 ms <text:s/>5.975 ms</text:p>
      <text:p text:style-name="P7"><text:s/>6 <text:s/>117.216.207.203 (117.216.207.203) <text:s/>5.881 ms <text:s/>6.189 ms <text:s/>6.142 ms</text:p>
      <text:p text:style-name="P7"><text:s/>7 <text:s/>117.239.91.142 (117.239.91.142) <text:s/>6.384 ms <text:s/>6.816 ms <text:s/>9.102 ms</text:p>
      <text:p text:style-name="P7"><text:s/>8 <text:s/>a23-6-217-170.deploy.static.akamaitechnologies.com (23.6.217.170) <text:s/>5.721 ms <text:s/>5.716 ms <text:s/>5.708 ms</text:p>
      <text:p text:style-name="P2"/>
      <text:p text:style-name="P2">traceroute to www.flipkart.com (163.53.78.110), 30 hops max, 60 byte packets</text:p>
      <text:p text:style-name="P2"><text:s/>1 <text:s/>192.168.1.1 (192.168.1.1) <text:s/>1.096 ms <text:s/>1.113 ms <text:s/>1.285 ms</text:p>
      <text:p text:style-name="P2"><text:s/>2 <text:s/>117.221.192.1 (117.221.192.1) <text:s/>1.302 ms <text:s/>1.329 ms <text:s/>1.367 ms</text:p>
      <text:p text:style-name="P2"><text:s/>3 <text:s/>218.248.175.97 (218.248.175.97) <text:s/>1.440 ms <text:s/>1.473 ms <text:s/>1.517 ms</text:p>
      <text:p text:style-name="P2"><text:s/>4 <text:s/>218.248.175.106 (218.248.175.106) <text:s/>1.367 ms <text:s/>1.886 ms <text:s/>1.936 ms</text:p>
      <text:p text:style-name="P2"><text:s/>5 <text:s/>117.216.207.202 (117.216.207.202) <text:s/>6.582 ms <text:s/>6.595 ms <text:s/>6.624 ms</text:p>
      <text:p text:style-name="P2"><text:s/>6 <text:s/>117.216.207.203 (117.216.207.203) <text:s/>7.014 ms <text:s/>5.994 ms <text:s/>5.958 ms</text:p>
      <text:p text:style-name="P2"><text:s/>7 <text:s/>* * *</text:p>
      <text:p text:style-name="P2"><text:s/>8 <text:s/>* * *</text:p>
      <text:p text:style-name="P2"><text:s/>9 <text:s/>* * *</text:p>
      <text:p text:style-name="P2">10 <text:s/>* * *</text:p>
      <text:p text:style-name="P2">11 <text:s/>* * *</text:p>
      <text:p text:style-name="P2">12 <text:s/>163.53.78.110 (163.53.78.110) <text:s/>50.586 ms <text:s/>50.685 ms <text:s/>50.642 ms</text:p>
      <text:p text:style-name="P3"/>
      <text:p text:style-name="P2">b.</text:p>
      <text:p text:style-name="P5"><text:span text:style-name="T3">Flipkart.com is hosted on Indian network ( </text:span><text:span text:style-name="T1">163.53.78.110 </text:span><text:span text:style-name="T3">) whereas on contrary Flipkart.in is hosted on godaddy server in US (</text:span><text:span text:style-name="T1">184.168.131.241</text:span><text:span text:style-name="T3">). Though typing flipkart.in directs one to flipkart.com.</text:span></text:p>
      <text:p text:style-name="P6">1<text:span text:style-name="T1">92.168.1.1 </text:span>is the only private IP that I could find, corresponding to my netwotk. </text:p>
      <text:p text:style-name="P8">There <text:s/>is no node using Ipv4. We can enforce Ipv4 by giving -4 argrument to traceroute and -6 to enforce Ipv6.</text:p>
      <text:p text:style-name="P9"/>
      <text:p text:style-name="P8">C. <text:span text:style-name="T4">Ping command has a maximum value of 127992 bytes on my system. <text:s/>On running , ping -s 204800 </text:span><text:a xlink:type="simple" xlink:href="http://www.amazon.in/" text:style-name="Internet_20_link" text:visited-style-name="Visited_20_Internet_20_Link"><text:span text:style-name="T4">www.amazon.in</text:span></text:a><text:span text:style-name="T4">, I got an invalid argument error saying ping: invalid argument: '204800': out of range: 0 &lt;= value &lt;= 127992.</text:span></text:p>
      <text:p text:style-name="P8"/>
      <text:p text:style-name="P8"><text:soft-page-break/></text:p>
      <text:p text:style-name="P10">2.</text:p>
      <text:p text:style-name="P11">3.</text:p>
      <text:p text:style-name="P13">a.</text:p>
      <table:table table:name="Table1" table:style-name="Table1">
        <table:table-column table:style-name="Table1.A" table:number-columns-repeated="5"/>
        <table:table-column table:style-name="Table1.F"/>
        <table:table-row>
          <table:table-cell table:style-name="Table1.A1" office:value-type="string">
            <text:p text:style-name="Table_20_Contents"/>
          </table:table-cell>
          <table:table-cell table:style-name="Table1.A1" office:value-type="string">
            <text:p text:style-name="P17">Www.iitd.ac.in</text:p>
          </table:table-cell>
          <table:table-cell table:style-name="Table1.A1" office:value-type="string">
            <text:p text:style-name="P17">Www.utah.edu</text:p>
          </table:table-cell>
          <table:table-cell table:style-name="Table1.A1" office:value-type="string">
            <text:p text:style-name="P20">Www.uct.ac.za</text:p>
          </table:table-cell>
          <table:table-cell table:style-name="Table1.A1" office:value-type="string">
            <text:p text:style-name="P20">Facebook</text:p>
          </table:table-cell>
          <table:table-cell table:style-name="Table1.F1" office:value-type="string">
            <text:p text:style-name="P20">google</text:p>
          </table:table-cell>
        </table:table-row>
        <table:table-row>
          <table:table-cell table:style-name="Table1.A2" office:value-type="string">
            <text:p text:style-name="P17">Laptop</text:p>
          </table:table-cell>
          <table:table-cell table:style-name="Table1.A2" office:value-type="string">
            <text:p text:style-name="P17">13</text:p>
          </table:table-cell>
          <table:table-cell table:style-name="Table1.A2" office:value-type="string">
            <text:p text:style-name="P17">34</text:p>
          </table:table-cell>
          <table:table-cell table:style-name="Table1.A2" office:value-type="string">
            <text:p text:style-name="P20">&gt;255 <text:span text:style-name="T5">( last reachable hop number 16(S.A. IP))</text:span></text:p>
          </table:table-cell>
          <table:table-cell table:style-name="Table1.A2" office:value-type="string">
            <text:p text:style-name="P20">10</text:p>
          </table:table-cell>
          <table:table-cell table:style-name="Table1.F2" office:value-type="string">
            <text:p text:style-name="P20">14</text:p>
          </table:table-cell>
        </table:table-row>
        <table:table-row>
          <table:table-cell table:style-name="Table1.A2" office:value-type="string">
            <text:p text:style-name="P30">Canada ( tera-byte.com)</text:p>
          </table:table-cell>
          <table:table-cell table:style-name="Table1.A2" office:value-type="string">
            <text:p text:style-name="P30">&gt;30 ( last reachable hop at no. 16(Delhi IP)<text:span text:style-name="T8">)</text:span></text:p>
          </table:table-cell>
          <table:table-cell table:style-name="Table1.A2" office:value-type="string">
            <text:p text:style-name="P30">25</text:p>
          </table:table-cell>
          <table:table-cell table:style-name="Table1.A2" office:value-type="string">
            <text:p text:style-name="P30">&gt; 30 ( last reachable hop at no. 20 ( SA IP)</text:p>
          </table:table-cell>
          <table:table-cell table:style-name="Table1.A2" office:value-type="string">
            <text:p text:style-name="P30">7</text:p>
          </table:table-cell>
          <table:table-cell table:style-name="Table1.F2" office:value-type="string">
            <text:p text:style-name="P30">12</text:p>
          </table:table-cell>
        </table:table-row>
        <table:table-row>
          <table:table-cell table:style-name="Table1.A2" office:value-type="string">
            <text:p text:style-name="P32">Germany ( han.de)</text:p>
          </table:table-cell>
          <table:table-cell table:style-name="Table1.A2" office:value-type="string">
            <text:p text:style-name="P31">&gt;30 ( last reachable hop at no. 1<text:span text:style-name="T8">2</text:span>(Delhi IP)<text:span text:style-name="T8">)</text:span></text:p>
          </table:table-cell>
          <table:table-cell table:style-name="Table1.A2" office:value-type="string">
            <text:p text:style-name="P32">29</text:p>
          </table:table-cell>
          <table:table-cell table:style-name="Table1.A2" office:value-type="string">
            <text:p text:style-name="P30">&gt;30( last reachable hop at no. 14 (S.A. IP)</text:p>
          </table:table-cell>
          <table:table-cell table:style-name="Table1.A2" office:value-type="string">
            <text:p text:style-name="P30">9</text:p>
          </table:table-cell>
          <table:table-cell table:style-name="Table1.F2" office:value-type="string">
            <text:p text:style-name="P30">8</text:p>
          </table:table-cell>
        </table:table-row>
      </table:table>
      <text:p text:style-name="P11"/>
      <text:p text:style-name="P13">b.</text:p>
      <table:table table:name="Table2" table:style-name="Table2">
        <table:table-column table:style-name="Table2.A" table:number-columns-repeated="5"/>
        <table:table-column table:style-name="Table2.F"/>
        <table:table-row>
          <table:table-cell table:style-name="Table2.A1" office:value-type="string">
            <text:p text:style-name="P23"/>
          </table:table-cell>
          <table:table-cell table:style-name="Table2.A1" office:value-type="string">
            <text:p text:style-name="P18">Www.iitd.ac.in</text:p>
          </table:table-cell>
          <table:table-cell table:style-name="Table2.A1" office:value-type="string">
            <text:p text:style-name="P18">Www.utah.edu</text:p>
          </table:table-cell>
          <table:table-cell table:style-name="Table2.A1" office:value-type="string">
            <text:p text:style-name="P21">Www.uct.ac.za</text:p>
          </table:table-cell>
          <table:table-cell table:style-name="Table2.A1" office:value-type="string">
            <text:p text:style-name="P21">Facebook</text:p>
          </table:table-cell>
          <table:table-cell table:style-name="Table2.F1" office:value-type="string">
            <text:p text:style-name="P21">google</text:p>
          </table:table-cell>
        </table:table-row>
        <table:table-row>
          <table:table-cell table:style-name="Table2.A2" office:value-type="string">
            <text:p text:style-name="P18">Laptop</text:p>
          </table:table-cell>
          <table:table-cell table:style-name="Table2.A2" office:value-type="string">
            <text:p text:style-name="P26">50.8 ms</text:p>
          </table:table-cell>
          <table:table-cell table:style-name="Table2.A2" office:value-type="string">
            <text:p text:style-name="P24">409.51 ms</text:p>
          </table:table-cell>
          <table:table-cell table:style-name="Table2.A2" office:value-type="string">
            <text:p text:style-name="P24">306.5 ms</text:p>
          </table:table-cell>
          <table:table-cell table:style-name="Table2.A2" office:value-type="string">
            <text:p text:style-name="P24">9 ms</text:p>
          </table:table-cell>
          <table:table-cell table:style-name="Table2.F2" office:value-type="string">
            <text:p text:style-name="P23"><text:span text:style-name="T7">21</text:span><text:span text:style-name="T5"> ms</text:span></text:p>
          </table:table-cell>
        </table:table-row>
        <table:table-row>
          <table:table-cell table:style-name="Table2.A2" office:value-type="string">
            <text:p text:style-name="P28">Canada (tera- byte.com)</text:p>
          </table:table-cell>
          <table:table-cell table:style-name="Table2.A2" office:value-type="string">
            <text:p text:style-name="P30">287.7 ms</text:p>
          </table:table-cell>
          <table:table-cell table:style-name="Table2.A2" office:value-type="string">
            <text:p text:style-name="P30">50.936 ms</text:p>
          </table:table-cell>
          <table:table-cell table:style-name="Table2.A2" office:value-type="string">
            <text:p text:style-name="P30">260.3 ms</text:p>
          </table:table-cell>
          <table:table-cell table:style-name="Table2.A2" office:value-type="string">
            <text:p text:style-name="P30">21.4 ms</text:p>
          </table:table-cell>
          <table:table-cell table:style-name="Table2.F2" office:value-type="string">
            <text:p text:style-name="P30">21.6 ms</text:p>
          </table:table-cell>
        </table:table-row>
        <table:table-row>
          <table:table-cell table:style-name="Table2.A2" office:value-type="string">
            <text:p text:style-name="P32">Germany ( han.de)</text:p>
          </table:table-cell>
          <table:table-cell table:style-name="Table2.A2" office:value-type="string">
            <text:p text:style-name="P32">155 ms</text:p>
          </table:table-cell>
          <table:table-cell table:style-name="Table2.A2" office:value-type="string">
            <text:p text:style-name="P32">153.6 ms</text:p>
          </table:table-cell>
          <table:table-cell table:style-name="Table2.A2" office:value-type="string">
            <text:p text:style-name="P30">162.5 <text:span text:style-name="T8">ms</text:span></text:p>
          </table:table-cell>
          <table:table-cell table:style-name="Table2.A2" office:value-type="string">
            <text:p text:style-name="P30">6.9 ms</text:p>
          </table:table-cell>
          <table:table-cell table:style-name="Table2.F2" office:value-type="string">
            <text:p text:style-name="P30">4.5 ms</text:p>
          </table:table-cell>
        </table:table-row>
      </table:table>
      <text:p text:style-name="P12"/>
      <text:p text:style-name="P13">Findings: facebook delhi server responded, thus the low latency. Google’s server was in USA, but so is utah’s, but utah’s hop and latency are both high, indicating google has somw kind of its own network. <text:span text:style-name="T6">Interestingly, both facebbok and iitd’s servers are in delhi but facebook’s response is very fast. The distinction could not be reasoned because the iitd server connection went into ip addresses which didnt show up in the traceroute ( * * *). </text:span><text:span text:style-name="T7">All the three IP addresses of the last reachable hop for the South Africa website were the same ( <text:s/>154.114.124.1)</text:span></text:p>
      <text:p text:style-name="P13"><text:tab/><text:tab/></text:p>
      <text:p text:style-name="P14">c.</text:p>
      <text:p text:style-name="P1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9"/>
          </table:table-cell>
          <table:table-cell table:style-name="Table3.A1" office:value-type="string">
            <text:p text:style-name="P19">Www.iitd.ac.in</text:p>
          </table:table-cell>
          <table:table-cell table:style-name="Table3.A1" office:value-type="string">
            <text:p text:style-name="P19">Www.utah.edu</text:p>
          </table:table-cell>
          <table:table-cell table:style-name="Table3.A1" office:value-type="string">
            <text:p text:style-name="P22">Www.uct.ac.za</text:p>
          </table:table-cell>
          <table:table-cell table:style-name="Table3.A1" office:value-type="string">
            <text:p text:style-name="P22">Facebook</text:p>
          </table:table-cell>
          <table:table-cell table:style-name="Table3.F1" office:value-type="string">
            <text:p text:style-name="P22">google</text:p>
          </table:table-cell>
        </table:table-row>
        <table:table-row>
          <table:table-cell table:style-name="Table3.A2" office:value-type="string">
            <text:p text:style-name="P19">Laptop</text:p>
          </table:table-cell>
          <table:table-cell table:style-name="Table3.A2" office:value-type="string">
            <text:p text:style-name="P27">103.27.9.24</text:p>
          </table:table-cell>
          <table:table-cell table:style-name="Table3.A2" office:value-type="string">
            <text:p text:style-name="P25">155.98.186.21</text:p>
          </table:table-cell>
          <table:table-cell table:style-name="Table3.A2" office:value-type="string">
            <text:p text:style-name="P25">137.158.154.230</text:p>
          </table:table-cell>
          <table:table-cell table:style-name="Table3.A2" office:value-type="string">
            <text:p text:style-name="P25">157.240.198.35</text:p>
          </table:table-cell>
          <table:table-cell table:style-name="Table3.F2" office:value-type="string">
            <text:p text:style-name="P33">216.58.199.164</text:p>
          </table:table-cell>
        </table:table-row>
        <table:table-row>
          <table:table-cell table:style-name="Table3.A2" office:value-type="string">
            <text:p text:style-name="P28">Canada (tera- byte.com)</text:p>
          </table:table-cell>
          <table:table-cell table:style-name="Table3.A2" office:value-type="string">
            <text:p text:style-name="P15">103.27.9.24</text:p>
            <text:p text:style-name="P29"/>
          </table:table-cell>
          <table:table-cell table:style-name="Table3.A2" office:value-type="string">
            <text:p text:style-name="P15">155.98.186.21</text:p>
            <text:p text:style-name="P29"/>
          </table:table-cell>
          <table:table-cell table:style-name="Table3.A2" office:value-type="string">
            <text:p text:style-name="P15">137.158.154.230</text:p>
            <text:p text:style-name="P29"/>
          </table:table-cell>
          <table:table-cell table:style-name="Table3.A2" office:value-type="string">
            <text:p text:style-name="P15">157.240.3.35</text:p>
            <text:p text:style-name="P29"/>
          </table:table-cell>
          <table:table-cell table:style-name="Table3.F2" office:value-type="string">
            <text:p text:style-name="P15">172.217.14.196</text:p>
            <text:p text:style-name="P29"/>
          </table:table-cell>
        </table:table-row>
        <table:table-row>
          <table:table-cell table:style-name="Table3.A2" office:value-type="string">
            <text:p text:style-name="P30">Germany( han.de)</text:p>
          </table:table-cell>
          <table:table-cell table:style-name="Table3.A2" office:value-type="string">
            <text:p text:style-name="P15">103.27.9.24</text:p>
            <text:p text:style-name="P29"/>
          </table:table-cell>
          <table:table-cell table:style-name="Table3.A2" office:value-type="string">
            <text:p text:style-name="P15">155.98.186.21</text:p>
            <text:p text:style-name="P29"/>
          </table:table-cell>
          <table:table-cell table:style-name="Table3.A2" office:value-type="string">
            <text:p text:style-name="P15">137.158.154.230</text:p>
            <text:p text:style-name="P29"/>
          </table:table-cell>
          <table:table-cell table:style-name="Table3.A2" office:value-type="string">
            <text:p text:style-name="P15">157.240.27.35</text:p>
            <text:p text:style-name="P29"/>
          </table:table-cell>
          <table:table-cell table:style-name="Table3.F2" office:value-type="string">
            <text:p text:style-name="P16">172.217.21.196</text:p>
            <text:p text:style-name="Standard"/>
          </table:table-cell>
        </table:table-row>
      </table:table>
      <text:p text:style-name="P14"><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23:07:29.230935056</meta:creation-date>
    <dc:date>2020-10-24T00:36:59.656463743</dc:date>
    <meta:editing-duration>PT1H44M50S</meta:editing-duration>
    <meta:editing-cycles>7</meta:editing-cycles>
    <meta:generator>LibreOffice/6.4.4.2$Linux_X86_64 LibreOffice_project/40$Build-2</meta:generator>
    <meta:document-statistic meta:table-count="3" meta:image-count="0" meta:object-count="0" meta:page-count="3" meta:paragraph-count="154" meta:word-count="936" meta:character-count="6366" meta:non-whitespace-character-count="5342"/>
  </office:meta>
</office:document-meta>
</file>